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mbria Math'" style:font-family-asian="'Cambria Math'" style:font-family-complex="'Cambria Math'"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mbria Math'" style:font-family-asian="'Cambria Math'" style:font-family-complex="'Cambria Math'"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bold" fo:font-family="Calibri" style:font-family-asian="Calibri" style:font-family-complex="Calibri" fo:background-color="transparent" style:use-window-font-color="true"/>
    </style:style>
    <style:style style:name="T12" style:family="text">
      <style:text-properties fo:font-size="11.00pt" fo:font-weight="normal" fo:font-family="'Cambria Math'" style:font-family-asian="'Cambria Math'" style:font-family-complex="'Cambria Math'"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mbria Math'" style:font-family-asian="'Cambria Math'" style:font-family-complex="'Cambria Math'"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bold"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bold"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bold"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bold"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bold"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bold"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bold"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bold"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bold"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bold"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bold"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bold"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bold"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bold"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bold"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bold"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office:automatic-styles>
  <office:body>
    <office:text>
      <text:p text:style-name="P1"><text:span text:style-name="T1"><text:s text:c="5"/>CSS ASSIGNMENT</text:span><text:span text:style-name="T2"/></text:p>
      <text:p text:style-name="P2"><text:span text:style-name="T2"/></text:p>
      <text:p text:style-name="P2"><text:span text:style-name="T3">1. What are the benefits of using CSS?<text:s/></text:span><text:span text:style-name="T4"/></text:p>
      <text:p text:style-name="P2"><text:span text:style-name="T4"><text:s/>CSS handles the look and feel part of a web page. Using CSS, you can control the color of the text, the style of fonts, the spacing between paragraphs, how columns are sized and laid out, etc. And also<text:s text:c="2"/>the advantages of CSS are-</text:span></text:p>
      <text:p text:style-name="P2"><text:span text:style-name="T4"><text:s text:c="4"/></text:span><text:span text:style-name="T5">CSS saves time<text:s/></text:span><text:span text:style-name="T6">−</text:span><text:span text:style-name="T7"><text:s/>You can write CSS once and then reuse the same sheet in multiple HTML pages. You can define a style for each HTML element and apply it to as many Web pages as you want.</text:span></text:p>
      <text:p text:style-name="P2"><text:span text:style-name="T7"><text:s text:c="4"/></text:span><text:span text:style-name="T8">Easy maintenance<text:s/></text:span><text:span text:style-name="T9">−</text:span><text:span text:style-name="T10"><text:s/>To make a global change, simply change the style, and all elements in all the web pages will be updated automatically.</text:span></text:p>
      <text:p text:style-name="P2"><text:span text:style-name="T10"><text:s text:c="4"/></text:span><text:span text:style-name="T11">Global web standards<text:s/></text:span><text:span text:style-name="T12">−</text:span><text:span text:style-name="T13"><text:s/>Now HTML attributes are being deprecated and it is being recommended to use CSS. So it's a good idea to start using CSS in all the HTML pages to make them compatible with future browsers.</text:span></text:p>
      <text:p text:style-name="P2"><text:span text:style-name="T13"><text:s text:c="4"/></text:span><text:span text:style-name="T14">Platform Independence<text:s/></text:span><text:span text:style-name="T15">−</text:span><text:span text:style-name="T16"><text:s/>The Script offer consistent platform independence and can support latest browsers as well.</text:span></text:p>
      <text:p text:style-name="P2"><text:span text:style-name="T16"><text:s/></text:span></text:p>
      <text:p text:style-name="P2"><text:span text:style-name="T17">2. What are the disadvantages of CSS?<text:s/></text:span><text:span text:style-name="T18"/></text:p>
      <text:p text:style-name="P2"><text:span text:style-name="T18"><text:s text:c="3"/>- CSS, CSS 1 up to CSS3, result in creating of confusion among<text:s text:c="2"/>web browsers.</text:span></text:p>
      <text:p text:style-name="P2"><text:span text:style-name="T18"><text:s text:c="3"/>- With CSS, what works with one browser might not always work with another. The web developers need to test for compatibility, running the program across multiple browsers.</text:span></text:p>
      <text:p text:style-name="P2"><text:span text:style-name="T18"><text:s text:c="3"/>- There exists a scarcity of security.</text:span></text:p>
      <text:p text:style-name="P2"><text:span text:style-name="T18"><text:s text:c="3"/>- After making the changes we need to confirm the compatibility if they appear. The similar change affects on all the browsers.</text:span></text:p>
      <text:p text:style-name="P2"><text:span text:style-name="T18"><text:s text:c="3"/>- The programing language world is complicated for non-developers and beginners. Different levels of CSS i.e. CSS, CSS 2, CSS 3 are often quite confusing.</text:span></text:p>
      <text:p text:style-name="P2"><text:span text:style-name="T18"><text:s text:c="3"/>- Browser compatibility (some styles sheet are supported and some are not).</text:span></text:p>
      <text:p text:style-name="P2"><text:span text:style-name="T18"><text:s text:c="3"/>- CSS works differently on different browsers. IE and Opera supports CSS as different logic.</text:span></text:p>
      <text:p text:style-name="P2"><text:span text:style-name="T18"><text:s text:c="3"/>- There might be cross-browser issues while using CSS.</text:span></text:p>
      <text:p text:style-name="P2"><text:span text:style-name="T18"><text:s text:c="3"/>- There are multiple levels which creates confusion for non-developers and beginners.</text:span></text:p>
      <text:p text:style-name="P2"><text:span text:style-name="T18"/></text:p>
      <text:p text:style-name="P2"><text:span text:style-name="T18"/></text:p>
      <text:p text:style-name="P2"><text:span text:style-name="T19">3. What is the difference between CSS2 and CSS3?</text:span><text:span text:style-name="T20"/></text:p>
      <text:p text:style-name="P2"><text:span text:style-name="T20"><text:s text:c="4"/>- CSS3 is split into many various documents known as Modules. each module adds new capability or extends options outlined in CSS2 over conserving backward compatibility. Work on CSS3 started around the time of publication of the initial CSS2 recommendation.</text:span></text:p>
      <text:p text:style-name="P2"><text:span text:style-name="T20"><text:s text:c="4"/>- The CSS3 version supports more browsers than CSS2.</text:span></text:p>
      <text:p text:style-name="P2"><text:span text:style-name="T20"><text:s text:c="4"/>- CSS3 introduces several new selectors. Those new selectors square measure largely in an exceeding type of pseudo-elements and pseudo-categories.</text:span></text:p>
      <text:p text:style-name="P2"><text:span text:style-name="T20"><text:s text:c="4"/>- The new addition of General relation Combinator will be wont to match relation parts of a given part through diacritic (~) combinator.</text:span></text:p>
      <text:p text:style-name="P2"><text:span text:style-name="T20"><text:s text:c="4"/>- CSS3 introduces several properties attended with new values and units. It facilitates styling of backgrounds, borders, boxes, etc…, that permits the USA to stay most of the styling at intervals the computer network and HTML standards and our document, while not a necessity for all those proprietary third-party package packages.</text:span></text:p>
      <text:p text:style-name="P2"><text:span text:style-name="T20"><text:s text:c="4"/>- New values and new units square measure introduced to support all those new properties. for example, Angle units deg, grad, rad, and switch or Time units s and ms.</text:span></text:p>
      <text:p text:style-name="P2"><text:span text:style-name="T20"/></text:p>
      <text:p text:style-name="P2"><text:span text:style-name="T21">4. Name a few CSS style components<text:s/></text:span><text:span text:style-name="T22"/></text:p>
      <text:p text:style-name="P2"><text:span text:style-name="T22"><text:s/></text:span><text:span text:style-name="T23">Selector:<text:s/></text:span><text:span text:style-name="T24">class name, id name or element name that is target</text:span></text:p>
      <text:p text:style-name="P2"><text:span text:style-name="T24"><text:s text:c="3"/></text:span><text:span text:style-name="T25">Attribute</text:span><text:span text:style-name="T26">: name of the attribute you want to style for example border, color,background, position etc.</text:span></text:p>
      <text:p text:style-name="P2"><text:span text:style-name="T26"><text:s text:c="3"/></text:span><text:span text:style-name="T27">Value of Property</text:span><text:span text:style-name="T28">: value that will be assigned to attribute.</text:span></text:p>
      <text:p text:style-name="P2"><text:span text:style-name="T28"/></text:p>
      <text:p text:style-name="P2"><text:span text:style-name="T29">5. What do you understand by CSS opacity?<text:s/></text:span><text:span text:style-name="T30"/></text:p>
      <text:p text:style-name="P2"><text:span text:style-name="T30"><text:s/>The opacity property sets the opacity level for an element. The opacity-level describes the transparency-level, where 1 is not transparent at all, 0.5 is 50% see-through, and 0 is completely transparent. Note: When using the opacity property to add transparency to the background of an element, all of its child elements become transparent as well.</text:span></text:p>
      <text:p text:style-name="P2"><text:span text:style-name="T30"/></text:p>
      <text:p text:style-name="P2"><text:span text:style-name="T31">6. How can the background color of an element be changed?<text:s/></text:span><text:span text:style-name="T32"/></text:p>
      <text:p text:style-name="P2"><text:span text:style-name="T32"><text:s/>using the background-color CSS property and giving it a value of a color. p { background-color: pink; } With this code, the paragraphs are given a pink background.</text:span></text:p>
      <text:p text:style-name="P2"><text:span text:style-name="T32"/></text:p>
      <text:p text:style-name="P2"><text:span text:style-name="T33">7. How can image repetition of the backup be controlled?<text:s/></text:span><text:span text:style-name="T34"/></text:p>
      <text:p text:style-name="P2"><text:span text:style-name="T34"><text:s/>The background-repeat property in CSS is used to repeat the background image both horizontally and vertically. It also decides whether the background image will be repeated or not.</text:span></text:p>
      <text:p text:style-name="P2"><text:span text:style-name="T34"/></text:p>
      <text:p text:style-name="P2"><text:span text:style-name="T35">8. What is the use of the background-position property?<text:s/></text:span><text:span text:style-name="T36"/></text:p>
      <text:p text:style-name="P2"><text:span text:style-name="T36"><text:s/>The background-position property in CSS is mainly used to sets the initial position for the background image ie., it is used to set an image at a certain position. The position that is relative to the positioning layer, can be set by using the background-origin property.</text:span></text:p>
      <text:p text:style-name="P2"><text:span text:style-name="T36"/></text:p>
      <text:p text:style-name="P2"><text:span text:style-name="T37">9. Which property controls the image scroll in the background?</text:span><text:span text:style-name="T38"/></text:p>
      <text:p text:style-name="P2"><text:span text:style-name="T38"><text:s/>The background-attachment property controls the image scroll in the background.</text:span></text:p>
      <text:p text:style-name="P2"><text:span text:style-name="T38"/></text:p>
      <text:p text:style-name="P2"><text:span text:style-name="T39">10. Why should background and color be used as separate properties?<text:s/></text:span><text:span text:style-name="T40"/></text:p>
      <text:p text:style-name="P2"><text:span text:style-name="T41"><text:s text:c="4"/>1</text:span><text:span text:style-name="T42">. It makes the style sheets more legible. Background property, which is complex in itself, becomes all the more complex with color.</text:span><text:span text:style-name="T43"/></text:p>
      <text:p text:style-name="P2"><text:span text:style-name="T43"/></text:p>
      <text:p text:style-name="P2"><text:span text:style-name="T43"><text:s text:c="4"/>2</text:span><text:span text:style-name="T44">. Color is an in-built property while the background is not one. And this can lead to a lot of confusion.</text:span></text:p>
      <text:p text:style-name="P2"><text:span text:style-name="T44"/></text:p>
      <text:p text:style-name="P2"><text:span text:style-name="T45">11. How to center block elements using CSS1?<text:s/></text:span><text:span text:style-name="T46"/></text:p>
      <text:p text:style-name="P2"><text:span text:style-name="T46"><text:s/>we have one property value “auto” which will automatically set the margin such that our block element is placed in the center. </text:span></text:p>
      <text:p text:style-name="P2"><text:span text:style-name="T46"/></text:p>
      <text:p text:style-name="P2"><text:span text:style-name="T47">12. How to maintain the CSS specifications?<text:s/></text:span><text:span text:style-name="T48"/></text:p>
      <text:p text:style-name="P2"><text:span text:style-name="T48">-The CSS specificity is important only when various selectors are affecting the same element. In this case, the browser needs a way to identify the style to be applied to the matching element, and CSS specificity is the way of doing it.</text:span></text:p>
      <text:p text:style-name="P2"><text:span text:style-name="T48"><text:s text:c="4"/>-When two or more selectors have equal specificity value, then the latest one considers.</text:span></text:p>
      <text:p text:style-name="P2"><text:span text:style-name="T48"><text:s text:c="4"/>-Universal selectors (*) and the inherited values have lower specificity, i.e., 0 specificity.</text:span></text:p>
      <text:p text:style-name="P2"><text:span text:style-name="T48"><text:s text:c="4"/>-The style property has a greater specificity value compare to the selectors (except the !important in the stylesheet selector).</text:span></text:p>
      <text:p text:style-name="P2"><text:span text:style-name="T48"><text:s text:c="4"/>-The !important alter the selector specificity. When two selectors have equal specificity, then the selector having !important.</text:span></text:p>
      <text:p text:style-name="P2"><text:span text:style-name="T48"/></text:p>
      <text:p text:style-name="P2"><text:span text:style-name="T49"/></text:p>
      <text:p text:style-name="P2"><text:span text:style-name="T49">13. What are the ways to integrate CSS as a web page? </text:span></text:p>
      <text:p text:style-name="P2"><text:span text:style-name="T50"><text:s text:c="2"/>there are three ways to integrate css as a web page</text:span></text:p>
      <text:p text:style-name="P2"><text:span text:style-name="T51"><text:s text:c="2"/>a.) inline :<text:s/></text:span><text:span text:style-name="T52">HTML elements may have css applied to them via STYLE attribute.</text:span></text:p>
      <text:p text:style-name="P2"><text:span text:style-name="T53"><text:s text:c="2"/>b.) Embedded</text:span><text:span text:style-name="T54">: By placing the code in a STYLE element within the HEAD element.</text:span></text:p>
      <text:p text:style-name="P2"><text:span text:style-name="T54"><text:s text:c="2"/></text:span><text:span text:style-name="T55">c.) Linked/ Imported:<text:s/></text:span><text:span text:style-name="T56">Place the CSS in an external file and link it via a link element.</text:span></text:p>
      <text:p text:style-name="P2"><text:span text:style-name="T56"/></text:p>
      <text:p text:style-name="P2"><text:span text:style-name="T57"/></text:p>
      <text:p text:style-name="P2"><text:span text:style-name="T57">14. What is embedded style sheets? </text:span></text:p>
      <text:p text:style-name="P2"><text:span text:style-name="T58"><text:s/>It allows you to define styles for a particular HTML document as a whole in one place. This is done by embedding the &lt;style&gt;&lt;/style&gt; tags containing the CSS properties in the head of your document. Embedded style sheets are particularly useful for HTML documents that have unique style requirements from the rest of the documents in your project. However, if the styles need to be applied across multiple documents, you should link to an external style sheet instead of using individual embedded style sheets. Using embedded stylesheets holds a distinct advantage over inline styles which only allow you to address one HTML element at a time.</text:span></text:p>
      <text:p text:style-name="P2"><text:span text:style-name="T59"/></text:p>
      <text:p text:style-name="P2"><text:span text:style-name="T59">15. What are the external style sheets? </text:span></text:p>
      <text:p text:style-name="P2"><text:span text:style-name="T60">The external style sheet is generally used when you want to make changes on multiple pages. It is ideal for this condition because it facilitates you to change the look of the entire web site by changing just one file.</text:span></text:p>
      <text:p text:style-name="P2"><text:span text:style-name="T60"/></text:p>
      <text:p text:style-name="P2"><text:span text:style-name="T60"><text:s text:c="2"/>It uses the &lt;link&gt; tag on every pages and the &lt;link&gt; tag should be put inside the head section.</text:span></text:p>
      <text:p text:style-name="P2"><text:span text:style-name="T60"/></text:p>
      <text:p text:style-name="P2"><text:span text:style-name="T61">16. What are the advantages and disadvantages of using external style sheets?<text:s/></text:span><text:span text:style-name="T62"/></text:p>
      <text:p text:style-name="P2"><text:span text:style-name="T62"><text:s text:c="5"/>The advantages of External Style Sheets are:</text:span></text:p>
      <text:p text:style-name="P2"><text:span text:style-name="T62"/></text:p>
      <text:p text:style-name="P2"><text:span text:style-name="T62"><text:s text:c="4"/>- Using them, the styles of multiple documents can be controlled from one file.</text:span></text:p>
      <text:p text:style-name="P2"><text:span text:style-name="T62"><text:s text:c="4"/>- Classes can be created for use on multiple HTML element types in many documents.</text:span></text:p>
      <text:p text:style-name="P2"><text:span text:style-name="T62"><text:s text:c="4"/>- In complex situations, selector and grouping methods can be used to apply styles.</text:span></text:p>
      <text:p text:style-name="P2"><text:span text:style-name="T62"/></text:p>
      <text:p text:style-name="P2"><text:span text:style-name="T62"><text:s text:c="4"/>The disadvantages of External Style Sheets are:</text:span></text:p>
      <text:p text:style-name="P2"><text:span text:style-name="T62"/></text:p>
      <text:p text:style-name="P2"><text:span text:style-name="T62"><text:s text:c="4"/>- In order to import style information for each document, an extra download is needed.</text:span></text:p>
      <text:p text:style-name="P2"><text:span text:style-name="T62"><text:s text:c="4"/>- Until the external style sheet is loaded, it may not be possible to render the document.</text:span></text:p>
      <text:p text:style-name="P2"><text:span text:style-name="T62"><text:s text:c="4"/>- For small number of style definitions, it is not viable.</text:span></text:p>
      <text:p text:style-name="P2"><text:span text:style-name="T62"/></text:p>
      <text:p text:style-name="P2"><text:span text:style-name="T63">17. What is the meaning of the CSS selector?<text:s/></text:span><text:span text:style-name="T64"/></text:p>
      <text:p text:style-name="P2"><text:span text:style-name="T64"><text:s text:c="5"/>CSS selectors are used to define the elements you want to style with CSS. There are many different types of CSS selectors, each with their own unique syntax. These tell the browser which elements to apply CSS property values to.</text:span></text:p>
      <text:p text:style-name="P2"><text:span text:style-name="T64"/></text:p>
      <text:p text:style-name="P2"><text:span text:style-name="T64"><text:s text:c="4"/>The element or elements targeted by a CSS selector are referred to as the “subject of the selector.” A subject can be selected based on its element type, class, ID name, given attribute, or pseudo-state.</text:span></text:p>
      <text:p text:style-name="P2"><text:span text:style-name="T64"/></text:p>
      <text:p text:style-name="P2"><text:span text:style-name="T64"><text:s text:c="4"/>With so many different types available, you are not only able to customize your site faster<text:s/></text:span><text:span text:style-name="T65">— you’re also able to maintain granular control over your code.</text:span></text:p>
      <text:p text:style-name="P2"><text:span text:style-name="T65"/></text:p>
      <text:p text:style-name="P2"><text:span text:style-name="T66">18. What are the media types allowed by CSS?<text:s/></text:span><text:span text:style-name="T67"/></text:p>
      <text:p text:style-name="P2"><text:span text:style-name="T67"><text:s text:c="2"/>CSS media types are used in media queries, which allow you to apply different styles depending on the output device.</text:span></text:p>
      <text:p text:style-name="P2"><text:span text:style-name="T67"/></text:p>
      <text:p text:style-name="P2"><text:span text:style-name="T68">19. What is the rule set?<text:s/></text:span><text:span text:style-name="T69"/></text:p>
      <text:p text:style-name="P2"><text:span text:style-name="T69"><text:s text:c="2"/>A rule, or “rule set,” is an instruction that tells browsers how to display specific elements on an HTML page. A rule set consists of a selector followed by a declaration block. The declaration tells a browser how to draw an element on a selected page.</text:span></text:p>
      <text:p text:style-name="P2"><text:span text:style-name="T69"/></text:p>
      <text:p text:style-name="P2"><text:span text:style-name="T69"><text:s text:c="4"/>While data rules capture an understanding of data quality at the columnar level (as they are executed or associated with one or multiple columns) and provide information about which records meet or do not meet an individual rule, they do not capture how a record within a data source conforms to multiple data rules, for example, how many rules does a specific record break, nor do they identify the overall quality or confidence in a data source. Rule sets provide the capability to achieve this broader, more holistic, view of a data source and its records by executing and evaluating multiple rules together against individual records.</text:span><text:span text:style-name="T7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